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</office:automatic-styles>
  <office:body>
    <office:text text:use-soft-page-breaks="true">
      <text:p text:style-name="P1">Contexte jeu Tetris</text:p>
      <text:p text:style-name="P2"/>
      <text:p text:style-name="Standard"><text:tab/>L’application vise en priorité un public amateur de jeu vidéo. Le jeu ressemble beaucoup à Tetris, le joueur ne sera donc pas perdu ce qui implique que le jeu ne proposera pas de tutoriel.</text:p>
      <text:p text:style-name="Standard"/>
      <text:p text:style-name="Standard"><text:tab/>Le style<text:s/>graphique de l’application sera minimaliste pour ne pas déconcentrer le joueur lors de sa partie.</text:p>
      <text:p text:style-name="Standard"/>
      <text:p text:style-name="Standard"><text:tab/>En lançant le jeu, le joueur se verra proposer de lancer une partie ou de voir ses scores classés comme il le souhaitent (date ascendante/descendante/meilleur score).</text:p>
      <text:p text:style-name="Standard"/>
      <text:p text:style-name="Textbody"><text:tab/>Tetris met le joueur au défi de réaliser des lignes complètes en déplaçant des pièces de formes différentes appelés tétrominos.<text:s/>Ces tétrominos apparaissent d’une manière aléatoire sur la première ligne<text:s/>du jeu, c’est une difficulté en plus pour le joueur car il ne peut pas prévoir à l’avance quels mouvements il doit faire.<text:s/>Ces tétrominos défilent depuis le haut jusqu'au bas de l'écran ou jusqu’à qu’ils heurtent<text:s/>un autre bloc. Les lignes complétées disparaissent tout en rapportant des points et le joueur peut de nouveau remplir les cases libérées. Le jeu n'a pas de fin : le joueur perd la partie lorsque le jeu n’a plus la place de faire apparaitre un nouveau tétrominos. Il doit donc résister le plus longtemps à la chute continue des tétrominos, afin de réaliser le meilleur score.</text:p>
      <text:p text:style-name="Textbody"><text:tab/>Durant la partie le joueur pourra mettre en pause le jeu ainsi que redémarrer<text:s/>une nouvelle partie. Le score obtenu avant redémarrage de la partie ne sera pas sauvegardé.</text:p>
      <text:p text:style-name="Textbody"><text:tab/>Quand le joueur perd, son score est sauvegardé et affiché à l’écran. S’il veut voir ses précédents scores il peut les retrouver en cliquant sur le bouton « voir scores ». Il peut aussi directement recommencer une partie en cliquant sur rejou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Yannick BOYER</meta:initial-creator>
    <dc:creator>Yannick Boyer</dc:creator>
    <meta:creation-date>2022-01-20T20:54:00Z</meta:creation-date>
    <dc:date>2022-01-20T20:54:00Z</dc:date>
    <meta:template xlink:href="Normal.dotm" xlink:type="simple"/>
    <meta:editing-cycles>2</meta:editing-cycles>
    <meta:editing-duration>PT0S</meta:editing-duration>
    <meta:document-statistic meta:page-count="1" meta:paragraph-count="3" meta:word-count="261" meta:character-count="1694" meta:row-count="11" meta:non-whitespace-character-count="1436"/>
  </office:meta>
</office:document-meta>
</file>